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2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P3" style:family="paragraph" style:parent-style-name="Standard">
      <style:paragraph-properties style:line-height-at-least="0.503cm"/>
    </style:style>
    <style:style style:name="T1" style:family="text">
      <style:text-properties fo:color="#c586c0" loext:opacity="100%"/>
    </style:style>
    <style:style style:name="T2" style:family="text">
      <style:text-properties fo:color="#9cdcfe" loext:opacity="100%"/>
    </style:style>
    <style:style style:name="T3" style:family="text">
      <style:text-properties fo:color="#ce9178" loext:opacity="100%"/>
    </style:style>
    <style:style style:name="T4" style:family="text">
      <style:text-properties fo:color="#9cdcfe" loext:opacity="100%" style:font-name="Consolas" fo:font-size="10.5pt" fo:font-weight="normal"/>
    </style:style>
    <style:style style:name="T5" style:family="text">
      <style:text-properties style:font-name="Consolas" fo:font-size="10.5pt" fo:font-weight="normal"/>
    </style:style>
    <style:style style:name="T6" style:family="text">
      <style:text-properties fo:color="#569cd6" loext:opacity="100%"/>
    </style:style>
    <style:style style:name="T7" style:family="text">
      <style:text-properties fo:color="#4fc1ff" loext:opacity="100%"/>
    </style:style>
    <style:style style:name="T8" style:family="text">
      <style:text-properties fo:color="#d4d4d4" loext:opacity="100%"/>
    </style:style>
    <style:style style:name="T9" style:family="text">
      <style:text-properties fo:color="#6a9955" loext:opacity="100%"/>
    </style:style>
    <style:style style:name="T10" style:family="text">
      <style:text-properties fo:color="#dcdcaa" loext:opacity="100%"/>
    </style:style>
    <style:style style:name="T11" style:family="text">
      <style:text-properties fo:color="#569cd6" loext:opacity="100%" style:font-name="Consolas" fo:font-size="10.5pt" fo:font-weight="normal"/>
    </style:style>
    <style:style style:name="T12" style:family="text">
      <style:text-properties fo:color="#4fc1ff" loext:opacity="100%" style:font-name="Consolas" fo:font-size="10.5pt" fo:font-weight="normal"/>
    </style:style>
    <style:style style:name="T13" style:family="text">
      <style:text-properties fo:color="#d4d4d4" loext:opacity="100%" style:font-name="Consolas" fo:font-size="10.5pt" fo:font-weight="normal"/>
    </style:style>
    <style:style style:name="T14" style:family="text">
      <style:text-properties fo:color="#ce9178" loext:opacity="100%" style:font-name="Consolas" fo:font-size="10.5pt" fo:font-weight="normal"/>
    </style:style>
    <style:style style:name="T15" style:family="text">
      <style:text-properties fo:color="#c586c0" loext:opacity="100%" style:font-name="Consolas" fo:font-size="10.5pt" fo:font-weight="normal"/>
    </style:style>
    <style:style style:name="T16" style:family="text">
      <style:text-properties fo:color="#b5cea8" loext:opacity="100%" style:font-name="Consolas" fo:font-size="10.5pt" fo:font-weight="normal"/>
    </style:style>
    <style:style style:name="T17" style:family="text">
      <style:text-properties fo:color="#dcdcaa" loext:opacity="100%" style:font-name="Consolas" fo:font-size="10.5pt" fo:font-weight="normal"/>
    </style:style>
    <style:style style:name="T18" style:family="text">
      <style:text-properties fo:color="#808080" loext:opacity="100%" style:font-name="Consolas" fo:font-size="10.5pt" fo:font-weight="normal"/>
    </style:style>
    <style:style style:name="T19" style:family="text">
      <style:text-properties fo:color="#6a9955" loext:opacity="100%" style:font-name="Consolas" fo:font-size="10.5pt" fo:font-weight="normal"/>
    </style:style>
    <style:style style:name="T20" style:family="text">
      <style:text-properties fo:color="#4ec9b0" loext:opacity="100%" style:font-name="Consolas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mport</text:span> <text:span text:style-name="T2">React</text:span>, { <text:span text:style-name="T2">useEffect</text:span>, <text:span text:style-name="T2">useState</text:span> } <text:span text:style-name="T1">from</text:span> <text:span text:style-name="T3">"react"</text:span>;</text:p>
      <text:p text:style-name="P1"><text:span text:style-name="T1">import</text:span> <text:span text:style-name="T2">axios</text:span> <text:span text:style-name="T1">from</text:span> <text:span text:style-name="T3">"axios"</text:span>;</text:p>
      <text:p text:style-name="P1"><text:span text:style-name="T1">import</text:span> {</text:p>
      <text:p text:style-name="P2">  <text:span text:style-name="T4">BarChart</text:span><text:span text:style-name="T5">,</text:span></text:p>
      <text:p text:style-name="P2">  <text:span text:style-name="T4">Bar</text:span><text:span text:style-name="T5">,</text:span></text:p>
      <text:p text:style-name="P2">  <text:span text:style-name="T4">XAxis</text:span><text:span text:style-name="T5">,</text:span></text:p>
      <text:p text:style-name="P2">  <text:span text:style-name="T4">YAxis</text:span><text:span text:style-name="T5">,</text:span></text:p>
      <text:p text:style-name="P2">  <text:span text:style-name="T4">CartesianGrid</text:span><text:span text:style-name="T5">,</text:span></text:p>
      <text:p text:style-name="P2">  <text:span text:style-name="T4">Tooltip</text:span><text:span text:style-name="T5">,</text:span></text:p>
      <text:p text:style-name="P2">  <text:span text:style-name="T4">Legend</text:span><text:span text:style-name="T5">,</text:span></text:p>
      <text:p text:style-name="P2">  <text:span text:style-name="T4">ResponsiveContainer</text:span><text:span text:style-name="T5">,</text:span></text:p>
      <text:p text:style-name="P2">  <text:span text:style-name="T4">PieChart</text:span><text:span text:style-name="T5">,</text:span></text:p>
      <text:p text:style-name="P2">  <text:span text:style-name="T4">Pie</text:span><text:span text:style-name="T5">,</text:span></text:p>
      <text:p text:style-name="P2">  <text:span text:style-name="T4">Cell</text:span><text:span text:style-name="T5">,</text:span></text:p>
      <text:p text:style-name="P1">} <text:span text:style-name="T1">from</text:span> <text:span text:style-name="T3">"recharts"</text:span>;</text:p>
      <text:p text:style-name="P1"><text:span text:style-name="T1">import</text:span> <text:span text:style-name="T3">"./ResumenGeneral.css"</text:span>;</text:p>
      <text:p text:style-name="P3"/>
      <text:p text:style-name="P1"><text:span text:style-name="T6">const</text:span> <text:span text:style-name="T7">colores</text:span> <text:span text:style-name="T8">=</text:span> [<text:span text:style-name="T3">"#4caf50"</text:span>, <text:span text:style-name="T3">"#f44336"</text:span>]; <text:span text:style-name="T9">// Ingresos(verde) / Egresos(rojo)</text:span></text:p>
      <text:p text:style-name="P3"/>
      <text:p text:style-name="P1"><text:span text:style-name="T6">const</text:span> <text:span text:style-name="T10">formatearMes</text:span> <text:span text:style-name="T8">=</text:span> (<text:span text:style-name="T2">mes</text:span>) <text:span text:style-name="T6">=&gt;</text:span> {</text:p>
      <text:p text:style-name="P2">  <text:span text:style-name="T11">const</text:span><text:span text:style-name="T5"> </text:span><text:span text:style-name="T12">meses</text:span><text:span text:style-name="T5"> </text:span><text:span text:style-name="T13">=</text:span><text:span text:style-name="T5"> [</text:span><text:span text:style-name="T14">"Ene"</text:span><text:span text:style-name="T5">, </text:span><text:span text:style-name="T14">"Feb"</text:span><text:span text:style-name="T5">, </text:span><text:span text:style-name="T14">"Mar"</text:span><text:span text:style-name="T5">, </text:span><text:span text:style-name="T14">"Abr"</text:span><text:span text:style-name="T5">, </text:span><text:span text:style-name="T14">"May"</text:span><text:span text:style-name="T5">, </text:span><text:span text:style-name="T14">"Jun"</text:span><text:span text:style-name="T5">, </text:span><text:span text:style-name="T14">"Jul"</text:span><text:span text:style-name="T5">, </text:span><text:span text:style-name="T14">"Ago"</text:span><text:span text:style-name="T5">, </text:span><text:span text:style-name="T14">"Sep"</text:span><text:span text:style-name="T5">, </text:span><text:span text:style-name="T14">"Oct"</text:span><text:span text:style-name="T5">, </text:span><text:span text:style-name="T14">"Nov"</text:span><text:span text:style-name="T5">, </text:span><text:span text:style-name="T14">"Dic"</text:span><text:span text:style-name="T5">];</text:span></text:p>
      <text:p text:style-name="P2">  <text:span text:style-name="T15">return</text:span><text:span text:style-name="T5"> </text:span><text:span text:style-name="T4">meses</text:span><text:span text:style-name="T5">[</text:span><text:span text:style-name="T4">mes</text:span><text:span text:style-name="T5"> </text:span><text:span text:style-name="T13">-</text:span><text:span text:style-name="T5"> </text:span><text:span text:style-name="T16">1</text:span><text:span text:style-name="T5">] </text:span><text:span text:style-name="T13">||</text:span><text:span text:style-name="T5"> </text:span><text:span text:style-name="T4">mes</text:span><text:span text:style-name="T5">;</text:span></text:p>
      <text:p text:style-name="P1">};</text:p>
      <text:p text:style-name="P3"/>
      <text:p text:style-name="P1"><text:span text:style-name="T1">export</text:span> <text:span text:style-name="T1">default</text:span> <text:span text:style-name="T6">function</text:span> <text:span text:style-name="T10">ResumenGeneral</text:span>() {</text:p>
      <text:p text:style-name="P2">  <text:span text:style-name="T11">const</text:span><text:span text:style-name="T5"> [</text:span><text:span text:style-name="T12">datos</text:span><text:span text:style-name="T5">, </text:span><text:span text:style-name="T12">setDatos</text:span><text:span text:style-name="T5">] </text:span><text:span text:style-name="T13">=</text:span><text:span text:style-name="T5"> </text:span><text:span text:style-name="T17">useState</text:span><text:span text:style-name="T5">(</text:span><text:span text:style-name="T11">null</text:span><text:span text:style-name="T5">);</text:span></text:p>
      <text:p text:style-name="P3"/>
      <text:p text:style-name="P2">  <text:span text:style-name="T17">useEffect</text:span><text:span text:style-name="T5">(() </text:span><text:span text:style-name="T11">=&gt;</text:span><text:span text:style-name="T5"> {</text:span></text:p>
      <text:p text:style-name="P2">    <text:span text:style-name="T4">axios</text:span></text:p>
      <text:p text:style-name="P2">      <text:span text:style-name="T5">.</text:span><text:span text:style-name="T17">get</text:span><text:span text:style-name="T5">(</text:span><text:span text:style-name="T14">"http://localhost:8000/resumen-general"</text:span><text:span text:style-name="T5">)</text:span></text:p>
      <text:p text:style-name="P2">      <text:span text:style-name="T5">.</text:span><text:span text:style-name="T17">then</text:span><text:span text:style-name="T5">((</text:span><text:span text:style-name="T4">res</text:span><text:span text:style-name="T5">) </text:span><text:span text:style-name="T11">=&gt;</text:span><text:span text:style-name="T5"> </text:span><text:span text:style-name="T17">setDatos</text:span><text:span text:style-name="T5">(</text:span><text:span text:style-name="T4">res</text:span><text:span text:style-name="T5">.</text:span><text:span text:style-name="T4">data</text:span><text:span text:style-name="T5">))</text:span></text:p>
      <text:p text:style-name="P2">      <text:span text:style-name="T5">.</text:span><text:span text:style-name="T17">catch</text:span><text:span text:style-name="T5">((</text:span><text:span text:style-name="T4">err</text:span><text:span text:style-name="T5">) </text:span><text:span text:style-name="T11">=&gt;</text:span><text:span text:style-name="T5"> </text:span><text:span text:style-name="T4">console</text:span><text:span text:style-name="T5">.</text:span><text:span text:style-name="T17">error</text:span><text:span text:style-name="T5">(</text:span><text:span text:style-name="T14">"Error al obtener resumen:"</text:span><text:span text:style-name="T5">, </text:span><text:span text:style-name="T4">err</text:span><text:span text:style-name="T5">));</text:span></text:p>
      <text:p text:style-name="P2">  <text:span text:style-name="T5">}, []);</text:span></text:p>
      <text:p text:style-name="P3"/>
      <text:p text:style-name="P2">  <text:span text:style-name="T15">if</text:span><text:span text:style-name="T5"> (</text:span><text:span text:style-name="T13">!</text:span><text:span text:style-name="T4">datos</text:span><text:span text:style-name="T5">) {</text:span></text:p>
      <text:p text:style-name="P2">    <text:span text:style-name="T15">return</text:span><text:span text:style-name="T5"> (</text:span></text:p>
      <text:p text:style-name="P2">      <text:span text:style-name="T18">&lt;</text:span><text:span text:style-name="T11">div</text:span><text:span text:style-name="T5"> </text:span><text:span text:style-name="T4">className</text:span><text:span text:style-name="T13">=</text:span><text:span text:style-name="T14">"rg-container"</text:span><text:span text:style-name="T18">&gt;</text:span></text:p>
      <text:p text:style-name="P2">        <text:span text:style-name="T18">&lt;</text:span><text:span text:style-name="T11">h2</text:span><text:span text:style-name="T5"> </text:span><text:span text:style-name="T4">className</text:span><text:span text:style-name="T13">=</text:span><text:span text:style-name="T14">"rg-title"</text:span><text:span text:style-name="T18">&gt;</text:span><text:span text:style-name="T5">Resumen general</text:span><text:span text:style-name="T18">&lt;/</text:span><text:span text:style-name="T11">h2</text:span><text:span text:style-name="T18">&gt;</text:span><text:span text:style-name="T5">        </text:span></text:p>
      <text:p text:style-name="P2">        <text:span text:style-name="T18">&lt;</text:span><text:span text:style-name="T11">p</text:span><text:span text:style-name="T18">&gt;</text:span><text:span text:style-name="T5">Cargando resumen...</text:span><text:span text:style-name="T18">&lt;/</text:span><text:span text:style-name="T11">p</text:span><text:span text:style-name="T18">&gt;</text:span></text:p>
      <text:p text:style-name="P2">      <text:span text:style-name="T18">&lt;/</text:span><text:span text:style-name="T11">div</text:span><text:span text:style-name="T18">&gt;</text:span></text:p>
      <text:p text:style-name="P2">    <text:span text:style-name="T5">);</text:span></text:p>
      <text:p text:style-name="P2">  <text:span text:style-name="T5">}</text:span></text:p>
      <text:p text:style-name="P3"/>
      <text:p text:style-name="P2">  <text:span text:style-name="T19">// ---- Transformaciones ----</text:span></text:p>
      <text:p text:style-name="P2">  <text:span text:style-name="T11">const</text:span><text:span text:style-name="T5"> </text:span><text:span text:style-name="T12">datosIE</text:span><text:span text:style-name="T5"> </text:span><text:span text:style-name="T13">=</text:span><text:span text:style-name="T5"> </text:span><text:span text:style-name="T20">Array</text:span><text:span text:style-name="T5">.</text:span><text:span text:style-name="T17">from</text:span><text:span text:style-name="T5">({ </text:span><text:span text:style-name="T4">length:</text:span><text:span text:style-name="T5"> </text:span><text:span text:style-name="T16">12</text:span><text:span text:style-name="T5"> }, (</text:span><text:span text:style-name="T4">_</text:span><text:span text:style-name="T5">, </text:span><text:span text:style-name="T4">i</text:span><text:span text:style-name="T5">) </text:span><text:span text:style-name="T11">=&gt;</text:span><text:span text:style-name="T5"> {</text:span></text:p>
      <text:p text:style-name="P2">    <text:span text:style-name="T11">const</text:span><text:span text:style-name="T5"> </text:span><text:span text:style-name="T12">mes</text:span><text:span text:style-name="T5"> </text:span><text:span text:style-name="T13">=</text:span><text:span text:style-name="T5"> </text:span><text:span text:style-name="T4">i</text:span><text:span text:style-name="T5"> </text:span><text:span text:style-name="T13">+</text:span><text:span text:style-name="T5"> </text:span><text:span text:style-name="T16">1</text:span><text:span text:style-name="T5">;</text:span></text:p>
      <text:p text:style-name="P2">    <text:span text:style-name="T11">const</text:span><text:span text:style-name="T5"> </text:span><text:span text:style-name="T12">ingreso</text:span><text:span text:style-name="T5"> </text:span><text:span text:style-name="T13">=</text:span><text:span text:style-name="T5"> </text:span><text:span text:style-name="T12">datos</text:span><text:span text:style-name="T5">.</text:span><text:span text:style-name="T4">barras_ingresos_egresos_mensual</text:span><text:span text:style-name="T5">.</text:span><text:span text:style-name="T4">ingresos</text:span><text:span text:style-name="T5">.</text:span><text:span text:style-name="T17">find</text:span><text:span text:style-name="T5">((</text:span><text:span text:style-name="T4">m</text:span><text:span text:style-name="T5">) </text:span><text:span text:style-name="T11">=&gt;</text:span><text:span text:style-name="T5"> </text:span><text:span text:style-name="T4">m</text:span><text:span text:style-name="T5">.</text:span><text:span text:style-name="T4">mes</text:span><text:span text:style-name="T5"> </text:span><text:span text:style-name="T13">===</text:span><text:span text:style-name="T5"> </text:span><text:span text:style-name="T12">mes</text:span><text:span text:style-name="T5">)?.</text:span><text:span text:style-name="T4">total</text:span><text:span text:style-name="T5"> </text:span><text:span text:style-name="T13">||</text:span><text:span text:style-name="T5"> </text:span><text:span text:style-name="T16">0</text:span><text:span text:style-name="T5">;</text:span></text:p>
      <text:p text:style-name="P2">    <text:span text:style-name="T11">const</text:span><text:span text:style-name="T5"> </text:span><text:span text:style-name="T12">egreso</text:span><text:span text:style-name="T5"> </text:span><text:span text:style-name="T13">=</text:span><text:span text:style-name="T5"> </text:span><text:span text:style-name="T12">datos</text:span><text:span text:style-name="T5">.</text:span><text:span text:style-name="T4">barras_ingresos_egresos_mensual</text:span><text:span text:style-name="T5">.</text:span><text:span text:style-name="T4">egresos</text:span><text:span text:style-name="T5">.</text:span><text:span text:style-name="T17">find</text:span><text:span text:style-name="T5">((</text:span><text:span text:style-name="T4">m</text:span><text:span text:style-name="T5">) </text:span><text:span text:style-name="T11">=&gt;</text:span><text:span text:style-name="T5"> </text:span><text:span text:style-name="T4">m</text:span><text:span text:style-name="T5">.</text:span><text:span text:style-name="T4">mes</text:span><text:span text:style-name="T5"> </text:span><text:span text:style-name="T13">===</text:span><text:span text:style-name="T5"> </text:span><text:span text:style-name="T12">mes</text:span><text:span text:style-name="T5">)?.</text:span><text:span text:style-name="T4">total</text:span><text:span text:style-name="T5"> </text:span><text:span text:style-name="T13">||</text:span><text:span text:style-name="T5"> </text:span><text:span text:style-name="T16">0</text:span><text:span text:style-name="T5">;</text:span></text:p>
      <text:p text:style-name="P2"><text:soft-page-break/>    <text:span text:style-name="T15">return</text:span><text:span text:style-name="T5"> { </text:span><text:span text:style-name="T4">mes:</text:span><text:span text:style-name="T5"> </text:span><text:span text:style-name="T17">formatearMes</text:span><text:span text:style-name="T5">(</text:span><text:span text:style-name="T12">mes</text:span><text:span text:style-name="T5">), </text:span><text:span text:style-name="T4">Ingresos:</text:span><text:span text:style-name="T5"> </text:span><text:span text:style-name="T12">ingreso</text:span><text:span text:style-name="T5">, </text:span><text:span text:style-name="T4">Egresos:</text:span><text:span text:style-name="T5"> </text:span><text:span text:style-name="T12">egreso</text:span><text:span text:style-name="T5"> };</text:span></text:p>
      <text:p text:style-name="P2">  <text:span text:style-name="T5">});</text:span></text:p>
      <text:p text:style-name="P3"/>
      <text:p text:style-name="P2">  <text:span text:style-name="T11">const</text:span><text:span text:style-name="T5"> </text:span><text:span text:style-name="T12">datosDeudas</text:span><text:span text:style-name="T5"> </text:span><text:span text:style-name="T13">=</text:span><text:span text:style-name="T5"> </text:span><text:span text:style-name="T20">Array</text:span><text:span text:style-name="T5">.</text:span><text:span text:style-name="T17">from</text:span><text:span text:style-name="T5">({ </text:span><text:span text:style-name="T4">length:</text:span><text:span text:style-name="T5"> </text:span><text:span text:style-name="T16">12</text:span><text:span text:style-name="T5"> }, (</text:span><text:span text:style-name="T4">_</text:span><text:span text:style-name="T5">, </text:span><text:span text:style-name="T4">i</text:span><text:span text:style-name="T5">) </text:span><text:span text:style-name="T11">=&gt;</text:span><text:span text:style-name="T5"> {</text:span></text:p>
      <text:p text:style-name="P2">    <text:span text:style-name="T11">const</text:span><text:span text:style-name="T5"> </text:span><text:span text:style-name="T12">mes</text:span><text:span text:style-name="T5"> </text:span><text:span text:style-name="T13">=</text:span><text:span text:style-name="T5"> </text:span><text:span text:style-name="T4">i</text:span><text:span text:style-name="T5"> </text:span><text:span text:style-name="T13">+</text:span><text:span text:style-name="T5"> </text:span><text:span text:style-name="T16">1</text:span><text:span text:style-name="T5">;</text:span></text:p>
      <text:p text:style-name="P2">    <text:span text:style-name="T11">const</text:span><text:span text:style-name="T5"> </text:span><text:span text:style-name="T12">pagadas</text:span><text:span text:style-name="T5"> </text:span><text:span text:style-name="T13">=</text:span><text:span text:style-name="T5"> </text:span><text:span text:style-name="T12">datos</text:span><text:span text:style-name="T5">.</text:span><text:span text:style-name="T4">barras_deudas_mensual</text:span><text:span text:style-name="T5">.</text:span><text:span text:style-name="T4">pagadas</text:span><text:span text:style-name="T5">.</text:span><text:span text:style-name="T17">find</text:span><text:span text:style-name="T5">((</text:span><text:span text:style-name="T4">m</text:span><text:span text:style-name="T5">) </text:span><text:span text:style-name="T11">=&gt;</text:span><text:span text:style-name="T5"> </text:span><text:span text:style-name="T4">m</text:span><text:span text:style-name="T5">.</text:span><text:span text:style-name="T4">mes</text:span><text:span text:style-name="T5"> </text:span><text:span text:style-name="T13">===</text:span><text:span text:style-name="T5"> </text:span><text:span text:style-name="T12">mes</text:span><text:span text:style-name="T5">)?.</text:span><text:span text:style-name="T4">total</text:span><text:span text:style-name="T5"> </text:span><text:span text:style-name="T13">||</text:span><text:span text:style-name="T5"> </text:span><text:span text:style-name="T16">0</text:span><text:span text:style-name="T5">;</text:span></text:p>
      <text:p text:style-name="P2">    <text:span text:style-name="T11">const</text:span><text:span text:style-name="T5"> </text:span><text:span text:style-name="T12">pendientes</text:span><text:span text:style-name="T5"> </text:span><text:span text:style-name="T13">=</text:span><text:span text:style-name="T5"> </text:span><text:span text:style-name="T12">datos</text:span><text:span text:style-name="T5">.</text:span><text:span text:style-name="T4">barras_deudas_mensual</text:span><text:span text:style-name="T5">.</text:span><text:span text:style-name="T4">pendientes</text:span><text:span text:style-name="T5">.</text:span><text:span text:style-name="T17">find</text:span><text:span text:style-name="T5">((</text:span><text:span text:style-name="T4">m</text:span><text:span text:style-name="T5">) </text:span><text:span text:style-name="T11">=&gt;</text:span><text:span text:style-name="T5"> </text:span><text:span text:style-name="T4">m</text:span><text:span text:style-name="T5">.</text:span><text:span text:style-name="T4">mes</text:span><text:span text:style-name="T5"> </text:span><text:span text:style-name="T13">===</text:span><text:span text:style-name="T5"> </text:span><text:span text:style-name="T12">mes</text:span><text:span text:style-name="T5">)?.</text:span><text:span text:style-name="T4">total</text:span><text:span text:style-name="T5"> </text:span><text:span text:style-name="T13">||</text:span><text:span text:style-name="T5"> </text:span><text:span text:style-name="T16">0</text:span><text:span text:style-name="T5">;</text:span></text:p>
      <text:p text:style-name="P2">    <text:span text:style-name="T15">return</text:span><text:span text:style-name="T5"> { </text:span><text:span text:style-name="T4">mes:</text:span><text:span text:style-name="T5"> </text:span><text:span text:style-name="T17">formatearMes</text:span><text:span text:style-name="T5">(</text:span><text:span text:style-name="T12">mes</text:span><text:span text:style-name="T5">), </text:span><text:span text:style-name="T4">Pagadas:</text:span><text:span text:style-name="T5"> </text:span><text:span text:style-name="T12">pagadas</text:span><text:span text:style-name="T5">, </text:span><text:span text:style-name="T4">Pendientes:</text:span><text:span text:style-name="T5"> </text:span><text:span text:style-name="T12">pendientes</text:span><text:span text:style-name="T5"> };</text:span></text:p>
      <text:p text:style-name="P2">  <text:span text:style-name="T5">});</text:span></text:p>
      <text:p text:style-name="P3"/>
      <text:p text:style-name="P2">  <text:span text:style-name="T11">const</text:span><text:span text:style-name="T5"> </text:span><text:span text:style-name="T12">tortaIngresosEgresos</text:span><text:span text:style-name="T5"> </text:span><text:span text:style-name="T13">=</text:span><text:span text:style-name="T5"> [</text:span></text:p>
      <text:p text:style-name="P2">    <text:span text:style-name="T5">{ </text:span><text:span text:style-name="T4">name:</text:span><text:span text:style-name="T5"> </text:span><text:span text:style-name="T14">"Ingresos"</text:span><text:span text:style-name="T5">, </text:span><text:span text:style-name="T4">value:</text:span><text:span text:style-name="T5"> </text:span><text:span text:style-name="T12">datos</text:span><text:span text:style-name="T5">.</text:span><text:span text:style-name="T4">torta_ingresos_egresos_anual</text:span><text:span text:style-name="T5">.</text:span><text:span text:style-name="T4">ingresos</text:span><text:span text:style-name="T5"> },</text:span></text:p>
      <text:p text:style-name="P2">    <text:span text:style-name="T5">{ </text:span><text:span text:style-name="T4">name:</text:span><text:span text:style-name="T5"> </text:span><text:span text:style-name="T14">"Egresos"</text:span><text:span text:style-name="T5">, </text:span><text:span text:style-name="T4">value:</text:span><text:span text:style-name="T5"> </text:span><text:span text:style-name="T12">datos</text:span><text:span text:style-name="T5">.</text:span><text:span text:style-name="T4">torta_ingresos_egresos_anual</text:span><text:span text:style-name="T5">.</text:span><text:span text:style-name="T4">egresos</text:span><text:span text:style-name="T5"> },</text:span></text:p>
      <text:p text:style-name="P2">  <text:span text:style-name="T5">];</text:span></text:p>
      <text:p text:style-name="P3"/>
      <text:p text:style-name="P2">  <text:span text:style-name="T11">const</text:span><text:span text:style-name="T5"> </text:span><text:span text:style-name="T12">tortaDeudas</text:span><text:span text:style-name="T5"> </text:span><text:span text:style-name="T13">=</text:span><text:span text:style-name="T5"> [</text:span></text:p>
      <text:p text:style-name="P2">    <text:span text:style-name="T5">{ </text:span><text:span text:style-name="T4">name:</text:span><text:span text:style-name="T5"> </text:span><text:span text:style-name="T14">"Pagadas"</text:span><text:span text:style-name="T5">, </text:span><text:span text:style-name="T4">value:</text:span><text:span text:style-name="T5"> </text:span><text:span text:style-name="T12">datos</text:span><text:span text:style-name="T5">.</text:span><text:span text:style-name="T4">torta_deudas_anual</text:span><text:span text:style-name="T5">.</text:span><text:span text:style-name="T4">pagadas</text:span><text:span text:style-name="T5"> },</text:span></text:p>
      <text:p text:style-name="P2">    <text:span text:style-name="T5">{ </text:span><text:span text:style-name="T4">name:</text:span><text:span text:style-name="T5"> </text:span><text:span text:style-name="T14">"Pendientes"</text:span><text:span text:style-name="T5">, </text:span><text:span text:style-name="T4">value:</text:span><text:span text:style-name="T5"> </text:span><text:span text:style-name="T12">datos</text:span><text:span text:style-name="T5">.</text:span><text:span text:style-name="T4">torta_deudas_anual</text:span><text:span text:style-name="T5">.</text:span><text:span text:style-name="T4">pendientes</text:span><text:span text:style-name="T5"> },</text:span></text:p>
      <text:p text:style-name="P2">  <text:span text:style-name="T5">];</text:span></text:p>
      <text:p text:style-name="P3"/>
      <text:p text:style-name="P2">  <text:span text:style-name="T19">// ---- Render ----</text:span></text:p>
      <text:p text:style-name="P2">  <text:span text:style-name="T15">return</text:span><text:span text:style-name="T5"> (</text:span></text:p>
      <text:p text:style-name="P2">    <text:span text:style-name="T18">&lt;</text:span><text:span text:style-name="T11">div</text:span><text:span text:style-name="T5"> </text:span><text:span text:style-name="T4">className</text:span><text:span text:style-name="T13">=</text:span><text:span text:style-name="T14">"rg-container"</text:span><text:span text:style-name="T18">&gt;</text:span></text:p>
      <text:p text:style-name="P2">      <text:span text:style-name="T18">&lt;</text:span><text:span text:style-name="T11">h2</text:span><text:span text:style-name="T5"> </text:span><text:span text:style-name="T4">className</text:span><text:span text:style-name="T13">=</text:span><text:span text:style-name="T14">"rg-title"</text:span><text:span text:style-name="T18">&gt;</text:span><text:span text:style-name="T5">Resumen general</text:span><text:span text:style-name="T18">&lt;/</text:span><text:span text:style-name="T11">h2</text:span><text:span text:style-name="T18">&gt;</text:span></text:p>
      <text:p text:style-name="P2">      <text:span text:style-name="T18">&lt;</text:span><text:span text:style-name="T11">h4</text:span><text:span text:style-name="T5"> </text:span><text:span text:style-name="T4">className</text:span><text:span text:style-name="T13">=</text:span><text:span text:style-name="T14">"rg-subtitle"</text:span><text:span text:style-name="T18">&gt;</text:span></text:p>
      <text:p text:style-name="P2">         <text:span text:style-name="T5">Ingresos, egresos y deudas al instante, siempre actualizados.</text:span></text:p>
      <text:p text:style-name="P2">      <text:span text:style-name="T18">&lt;/</text:span><text:span text:style-name="T11">h4</text:span><text:span text:style-name="T18">&gt;</text:span></text:p>
      <text:p text:style-name="P3"/>
      <text:p text:style-name="P2">      <text:span text:style-name="T11">{</text:span><text:span text:style-name="T19">/* PAREJA 1: Ingresos/Egresos */</text:span><text:span text:style-name="T11">}</text:span></text:p>
      <text:p text:style-name="P2">      <text:span text:style-name="T18">&lt;</text:span><text:span text:style-name="T11">section</text:span><text:span text:style-name="T5"> </text:span><text:span text:style-name="T4">className</text:span><text:span text:style-name="T13">=</text:span><text:span text:style-name="T14">"rg-pair"</text:span><text:span text:style-name="T18">&gt;</text:span></text:p>
      <text:p text:style-name="P2">        <text:span text:style-name="T18">&lt;</text:span><text:span text:style-name="T11">div</text:span><text:span text:style-name="T5"> </text:span><text:span text:style-name="T4">className</text:span><text:span text:style-name="T13">=</text:span><text:span text:style-name="T14">"rg-card"</text:span><text:span text:style-name="T18">&gt;</text:span></text:p>
      <text:p text:style-name="P2">          <text:span text:style-name="T18">&lt;</text:span><text:span text:style-name="T11">h3</text:span><text:span text:style-name="T5"> </text:span><text:span text:style-name="T4">className</text:span><text:span text:style-name="T13">=</text:span><text:span text:style-name="T14">"rg-card-title"</text:span><text:span text:style-name="T18">&gt;</text:span><text:span text:style-name="T5">Ingresos y egresos — Año actual</text:span><text:span text:style-name="T18">&lt;/</text:span><text:span text:style-name="T11">h3</text:span><text:span text:style-name="T18">&gt;</text:span></text:p>
      <text:p text:style-name="P2">          <text:span text:style-name="T18">&lt;</text:span><text:span text:style-name="T11">div</text:span><text:span text:style-name="T5"> </text:span><text:span text:style-name="T4">className</text:span><text:span text:style-name="T13">=</text:span><text:span text:style-name="T14">"rg-chart rg-chart--pie"</text:span><text:span text:style-name="T18">&gt;</text:span></text:p>
      <text:p text:style-name="P2">            <text:span text:style-name="T18">&lt;</text:span><text:span text:style-name="T20">ResponsiveContainer</text:span><text:span text:style-name="T5"> </text:span><text:span text:style-name="T4">width</text:span><text:span text:style-name="T13">=</text:span><text:span text:style-name="T14">"100%"</text:span><text:span text:style-name="T5"> </text:span><text:span text:style-name="T4">height</text:span><text:span text:style-name="T13">=</text:span><text:span text:style-name="T11">{</text:span><text:span text:style-name="T16">260</text:span><text:span text:style-name="T11">}</text:span><text:span text:style-name="T18">&gt;</text:span></text:p>
      <text:p text:style-name="P2">              <text:span text:style-name="T18">&lt;</text:span><text:span text:style-name="T20">PieChart</text:span><text:span text:style-name="T18">&gt;</text:span></text:p>
      <text:p text:style-name="P2">                <text:span text:style-name="T18">&lt;</text:span><text:span text:style-name="T20">Pie</text:span><text:span text:style-name="T5"> </text:span><text:span text:style-name="T4">data</text:span><text:span text:style-name="T13">=</text:span><text:span text:style-name="T11">{</text:span><text:span text:style-name="T12">tortaIngresosEgresos</text:span><text:span text:style-name="T11">}</text:span><text:span text:style-name="T5"> </text:span><text:span text:style-name="T4">dataKey</text:span><text:span text:style-name="T13">=</text:span><text:span text:style-name="T14">"value"</text:span><text:span text:style-name="T5"> </text:span><text:span text:style-name="T4">nameKey</text:span><text:span text:style-name="T13">=</text:span><text:span text:style-name="T14">"name"</text:span><text:span text:style-name="T5"> </text:span><text:span text:style-name="T4">cx</text:span><text:span text:style-name="T13">=</text:span><text:span text:style-name="T14">"50%"</text:span><text:span text:style-name="T5"> </text:span><text:span text:style-name="T4">cy</text:span><text:span text:style-name="T13">=</text:span><text:span text:style-name="T14">"50%"</text:span><text:span text:style-name="T5"> </text:span><text:span text:style-name="T4">outerRadius</text:span><text:span text:style-name="T13">=</text:span><text:span text:style-name="T11">{</text:span><text:span text:style-name="T16">85</text:span><text:span text:style-name="T11">}</text:span><text:span text:style-name="T5"> </text:span><text:span text:style-name="T4">label</text:span><text:span text:style-name="T18">&gt;</text:span></text:p>
      <text:p text:style-name="P2">                  <text:span text:style-name="T11">{</text:span><text:span text:style-name="T12">tortaIngresosEgresos</text:span><text:span text:style-name="T13">.</text:span><text:span text:style-name="T17">map</text:span><text:span text:style-name="T13">((</text:span><text:span text:style-name="T4">_</text:span><text:span text:style-name="T13">, </text:span><text:span text:style-name="T4">i</text:span><text:span text:style-name="T13">) </text:span><text:span text:style-name="T11">=&gt;</text:span><text:span text:style-name="T13"> (</text:span></text:p>
      <text:p text:style-name="P2"><text:span text:style-name="T8">                    </text:span><text:span text:style-name="T18">&lt;</text:span><text:span text:style-name="T20">Cell</text:span><text:span text:style-name="T13"> </text:span><text:span text:style-name="T4">key</text:span><text:span text:style-name="T13">=</text:span><text:span text:style-name="T11">{</text:span><text:span text:style-name="T14">`cell-ie-</text:span><text:span text:style-name="T11">${</text:span><text:span text:style-name="T4">i</text:span><text:span text:style-name="T11">}</text:span><text:span text:style-name="T14">`</text:span><text:span text:style-name="T11">}</text:span><text:span text:style-name="T13"> </text:span><text:span text:style-name="T4">fill</text:span><text:span text:style-name="T13">=</text:span><text:span text:style-name="T11">{</text:span><text:span text:style-name="T12">colores</text:span><text:span text:style-name="T13">[</text:span><text:span text:style-name="T4">i</text:span><text:span text:style-name="T13"> % </text:span><text:span text:style-name="T12">colores</text:span><text:span text:style-name="T13">.</text:span><text:span text:style-name="T4">length</text:span><text:span text:style-name="T13">]</text:span><text:span text:style-name="T11">}</text:span><text:span text:style-name="T13"> </text:span><text:span text:style-name="T18">/&gt;</text:span></text:p>
      <text:p text:style-name="P2"><text:span text:style-name="T8">                  </text:span><text:span text:style-name="T13">))</text:span><text:span text:style-name="T11">}</text:span></text:p>
      <text:p text:style-name="P2">                <text:span text:style-name="T18">&lt;/</text:span><text:span text:style-name="T20">Pie</text:span><text:span text:style-name="T18">&gt;</text:span></text:p>
      <text:p text:style-name="P2">                <text:span text:style-name="T18">&lt;</text:span><text:span text:style-name="T20">Tooltip</text:span><text:span text:style-name="T5"> </text:span><text:span text:style-name="T18">/&gt;</text:span></text:p>
      <text:p text:style-name="P2">              <text:span text:style-name="T18">&lt;/</text:span><text:span text:style-name="T20">PieChart</text:span><text:span text:style-name="T18">&gt;</text:span></text:p>
      <text:p text:style-name="P2">            <text:span text:style-name="T18">&lt;/</text:span><text:span text:style-name="T20">ResponsiveContainer</text:span><text:span text:style-name="T18">&gt;</text:span></text:p>
      <text:p text:style-name="P2">          <text:span text:style-name="T18">&lt;/</text:span><text:span text:style-name="T11">div</text:span><text:span text:style-name="T18">&gt;</text:span></text:p>
      <text:p text:style-name="P2">        <text:span text:style-name="T18">&lt;/</text:span><text:span text:style-name="T11">div</text:span><text:span text:style-name="T18">&gt;</text:span></text:p>
      <text:p text:style-name="P3"/>
      <text:p text:style-name="P2">        <text:span text:style-name="T18">&lt;</text:span><text:span text:style-name="T11">div</text:span><text:span text:style-name="T5"> </text:span><text:span text:style-name="T4">className</text:span><text:span text:style-name="T13">=</text:span><text:span text:style-name="T14">"rg-card rg-card--bars"</text:span><text:span text:style-name="T18">&gt;</text:span></text:p>
      <text:p text:style-name="P2">          <text:span text:style-name="T18">&lt;</text:span><text:span text:style-name="T11">h3</text:span><text:span text:style-name="T5"> </text:span><text:span text:style-name="T4">className</text:span><text:span text:style-name="T13">=</text:span><text:span text:style-name="T14">"rg-card-title"</text:span><text:span text:style-name="T18">&gt;</text:span><text:span text:style-name="T5">Ingresos y egresos por mes</text:span><text:span text:style-name="T18">&lt;/</text:span><text:span text:style-name="T11">h3</text:span><text:span text:style-name="T18">&gt;</text:span></text:p>
      <text:p text:style-name="P2"><text:soft-page-break/>          <text:span text:style-name="T18">&lt;</text:span><text:span text:style-name="T11">div</text:span><text:span text:style-name="T5"> </text:span><text:span text:style-name="T4">className</text:span><text:span text:style-name="T13">=</text:span><text:span text:style-name="T14">"rg-chart rg-chart--bars"</text:span><text:span text:style-name="T18">&gt;</text:span></text:p>
      <text:p text:style-name="P2">            <text:span text:style-name="T18">&lt;</text:span><text:span text:style-name="T20">ResponsiveContainer</text:span><text:span text:style-name="T5"> </text:span><text:span text:style-name="T4">width</text:span><text:span text:style-name="T13">=</text:span><text:span text:style-name="T14">"100%"</text:span><text:span text:style-name="T5"> </text:span><text:span text:style-name="T4">height</text:span><text:span text:style-name="T13">=</text:span><text:span text:style-name="T14">"100%"</text:span><text:span text:style-name="T18">&gt;</text:span></text:p>
      <text:p text:style-name="P2">              <text:span text:style-name="T18">&lt;</text:span><text:span text:style-name="T20">BarChart</text:span><text:span text:style-name="T5"> </text:span><text:span text:style-name="T4">data</text:span><text:span text:style-name="T13">=</text:span><text:span text:style-name="T11">{</text:span><text:span text:style-name="T12">datosIE</text:span><text:span text:style-name="T11">}</text:span><text:span text:style-name="T18">&gt;</text:span></text:p>
      <text:p text:style-name="P2">                <text:span text:style-name="T18">&lt;</text:span><text:span text:style-name="T20">CartesianGrid</text:span><text:span text:style-name="T5"> </text:span><text:span text:style-name="T4">strokeDasharray</text:span><text:span text:style-name="T13">=</text:span><text:span text:style-name="T14">"3 3"</text:span><text:span text:style-name="T5"> </text:span><text:span text:style-name="T18">/&gt;</text:span></text:p>
      <text:p text:style-name="P2">                <text:span text:style-name="T18">&lt;</text:span><text:span text:style-name="T20">XAxis</text:span></text:p>
      <text:p text:style-name="P2">                  <text:span text:style-name="T4">dataKey</text:span><text:span text:style-name="T13">=</text:span><text:span text:style-name="T14">"mes"</text:span></text:p>
      <text:p text:style-name="P2">                  <text:span text:style-name="T4">interval</text:span><text:span text:style-name="T13">=</text:span><text:span text:style-name="T11">{</text:span><text:span text:style-name="T16">0</text:span><text:span text:style-name="T11">}</text:span></text:p>
      <text:p text:style-name="P2">                  <text:span text:style-name="T4">tick</text:span><text:span text:style-name="T13">=</text:span><text:span text:style-name="T11">{</text:span><text:span text:style-name="T13">{ </text:span><text:span text:style-name="T4">fontSize:</text:span><text:span text:style-name="T13"> </text:span><text:span text:style-name="T16">12</text:span><text:span text:style-name="T13"> }</text:span><text:span text:style-name="T11">}</text:span></text:p>
      <text:p text:style-name="P2">                  <text:span text:style-name="T4">angle</text:span><text:span text:style-name="T13">=</text:span><text:span text:style-name="T11">{</text:span><text:span text:style-name="T13">-</text:span><text:span text:style-name="T16">45</text:span><text:span text:style-name="T11">}</text:span></text:p>
      <text:p text:style-name="P2">                  <text:span text:style-name="T4">textAnchor</text:span><text:span text:style-name="T13">=</text:span><text:span text:style-name="T14">"end"</text:span></text:p>
      <text:p text:style-name="P2">                  <text:span text:style-name="T4">height</text:span><text:span text:style-name="T13">=</text:span><text:span text:style-name="T11">{</text:span><text:span text:style-name="T16">60</text:span><text:span text:style-name="T11">}</text:span></text:p>
      <text:p text:style-name="P2">                <text:span text:style-name="T18">/&gt;</text:span></text:p>
      <text:p text:style-name="P2">                <text:span text:style-name="T18">&lt;</text:span><text:span text:style-name="T20">YAxis</text:span><text:span text:style-name="T5"> </text:span><text:span text:style-name="T18">/&gt;</text:span></text:p>
      <text:p text:style-name="P2">                <text:span text:style-name="T18">&lt;</text:span><text:span text:style-name="T20">Tooltip</text:span><text:span text:style-name="T5"> </text:span><text:span text:style-name="T18">/&gt;</text:span></text:p>
      <text:p text:style-name="P2">                <text:span text:style-name="T18">&lt;</text:span><text:span text:style-name="T20">Legend</text:span><text:span text:style-name="T5"> </text:span><text:span text:style-name="T18">/&gt;</text:span></text:p>
      <text:p text:style-name="P2">                <text:span text:style-name="T18">&lt;</text:span><text:span text:style-name="T20">Bar</text:span><text:span text:style-name="T5"> </text:span><text:span text:style-name="T4">dataKey</text:span><text:span text:style-name="T13">=</text:span><text:span text:style-name="T14">"Ingresos"</text:span><text:span text:style-name="T5"> </text:span><text:span text:style-name="T4">fill</text:span><text:span text:style-name="T13">=</text:span><text:span text:style-name="T14">"#4caf50"</text:span><text:span text:style-name="T5"> </text:span><text:span text:style-name="T18">/&gt;</text:span></text:p>
      <text:p text:style-name="P2">                <text:span text:style-name="T18">&lt;</text:span><text:span text:style-name="T20">Bar</text:span><text:span text:style-name="T5"> </text:span><text:span text:style-name="T4">dataKey</text:span><text:span text:style-name="T13">=</text:span><text:span text:style-name="T14">"Egresos"</text:span><text:span text:style-name="T5"> </text:span><text:span text:style-name="T4">fill</text:span><text:span text:style-name="T13">=</text:span><text:span text:style-name="T14">"#f44336"</text:span><text:span text:style-name="T5"> </text:span><text:span text:style-name="T18">/&gt;</text:span></text:p>
      <text:p text:style-name="P2">              <text:span text:style-name="T18">&lt;/</text:span><text:span text:style-name="T20">BarChart</text:span><text:span text:style-name="T18">&gt;</text:span></text:p>
      <text:p text:style-name="P2">            <text:span text:style-name="T18">&lt;/</text:span><text:span text:style-name="T20">ResponsiveContainer</text:span><text:span text:style-name="T18">&gt;</text:span></text:p>
      <text:p text:style-name="P2">          <text:span text:style-name="T18">&lt;/</text:span><text:span text:style-name="T11">div</text:span><text:span text:style-name="T18">&gt;</text:span></text:p>
      <text:p text:style-name="P2">        <text:span text:style-name="T18">&lt;/</text:span><text:span text:style-name="T11">div</text:span><text:span text:style-name="T18">&gt;</text:span></text:p>
      <text:p text:style-name="P2">      <text:span text:style-name="T18">&lt;/</text:span><text:span text:style-name="T11">section</text:span><text:span text:style-name="T18">&gt;</text:span></text:p>
      <text:p text:style-name="P3"/>
      <text:p text:style-name="P2">      <text:span text:style-name="T11">{</text:span><text:span text:style-name="T19">/* PAREJA 2: Deudas */</text:span><text:span text:style-name="T11">}</text:span></text:p>
      <text:p text:style-name="P2">      <text:span text:style-name="T18">&lt;</text:span><text:span text:style-name="T11">section</text:span><text:span text:style-name="T5"> </text:span><text:span text:style-name="T4">className</text:span><text:span text:style-name="T13">=</text:span><text:span text:style-name="T14">"rg-pair"</text:span><text:span text:style-name="T18">&gt;</text:span></text:p>
      <text:p text:style-name="P2">        <text:span text:style-name="T18">&lt;</text:span><text:span text:style-name="T11">div</text:span><text:span text:style-name="T5"> </text:span><text:span text:style-name="T4">className</text:span><text:span text:style-name="T13">=</text:span><text:span text:style-name="T14">"rg-card"</text:span><text:span text:style-name="T18">&gt;</text:span></text:p>
      <text:p text:style-name="P2">          <text:span text:style-name="T18">&lt;</text:span><text:span text:style-name="T11">h3</text:span><text:span text:style-name="T5"> </text:span><text:span text:style-name="T4">className</text:span><text:span text:style-name="T13">=</text:span><text:span text:style-name="T14">"rg-card-title"</text:span><text:span text:style-name="T18">&gt;</text:span><text:span text:style-name="T5">Deudas — Año actual</text:span><text:span text:style-name="T18">&lt;/</text:span><text:span text:style-name="T11">h3</text:span><text:span text:style-name="T18">&gt;</text:span></text:p>
      <text:p text:style-name="P2">          <text:span text:style-name="T18">&lt;</text:span><text:span text:style-name="T11">div</text:span><text:span text:style-name="T5"> </text:span><text:span text:style-name="T4">className</text:span><text:span text:style-name="T13">=</text:span><text:span text:style-name="T14">"rg-chart rg-chart--pie"</text:span><text:span text:style-name="T18">&gt;</text:span></text:p>
      <text:p text:style-name="P2">            <text:span text:style-name="T18">&lt;</text:span><text:span text:style-name="T20">ResponsiveContainer</text:span><text:span text:style-name="T5"> </text:span><text:span text:style-name="T4">width</text:span><text:span text:style-name="T13">=</text:span><text:span text:style-name="T14">"100%"</text:span><text:span text:style-name="T5"> </text:span><text:span text:style-name="T4">height</text:span><text:span text:style-name="T13">=</text:span><text:span text:style-name="T11">{</text:span><text:span text:style-name="T16">260</text:span><text:span text:style-name="T11">}</text:span><text:span text:style-name="T18">&gt;</text:span></text:p>
      <text:p text:style-name="P2">              <text:span text:style-name="T18">&lt;</text:span><text:span text:style-name="T20">PieChart</text:span><text:span text:style-name="T18">&gt;</text:span></text:p>
      <text:p text:style-name="P2">                <text:span text:style-name="T18">&lt;</text:span><text:span text:style-name="T20">Pie</text:span><text:span text:style-name="T5"> </text:span><text:span text:style-name="T4">data</text:span><text:span text:style-name="T13">=</text:span><text:span text:style-name="T11">{</text:span><text:span text:style-name="T12">tortaDeudas</text:span><text:span text:style-name="T11">}</text:span><text:span text:style-name="T5"> </text:span><text:span text:style-name="T4">dataKey</text:span><text:span text:style-name="T13">=</text:span><text:span text:style-name="T14">"value"</text:span><text:span text:style-name="T5"> </text:span><text:span text:style-name="T4">nameKey</text:span><text:span text:style-name="T13">=</text:span><text:span text:style-name="T14">"name"</text:span><text:span text:style-name="T5"> </text:span><text:span text:style-name="T4">cx</text:span><text:span text:style-name="T13">=</text:span><text:span text:style-name="T14">"50%"</text:span><text:span text:style-name="T5"> </text:span><text:span text:style-name="T4">cy</text:span><text:span text:style-name="T13">=</text:span><text:span text:style-name="T14">"50%"</text:span><text:span text:style-name="T5"> </text:span><text:span text:style-name="T4">outerRadius</text:span><text:span text:style-name="T13">=</text:span><text:span text:style-name="T11">{</text:span><text:span text:style-name="T16">85</text:span><text:span text:style-name="T11">}</text:span><text:span text:style-name="T5"> </text:span><text:span text:style-name="T4">label</text:span><text:span text:style-name="T18">&gt;</text:span></text:p>
      <text:p text:style-name="P2">                  <text:span text:style-name="T11">{</text:span><text:span text:style-name="T12">tortaDeudas</text:span><text:span text:style-name="T13">.</text:span><text:span text:style-name="T17">map</text:span><text:span text:style-name="T13">((</text:span><text:span text:style-name="T4">_</text:span><text:span text:style-name="T13">, </text:span><text:span text:style-name="T4">i</text:span><text:span text:style-name="T13">) </text:span><text:span text:style-name="T11">=&gt;</text:span><text:span text:style-name="T13"> (</text:span></text:p>
      <text:p text:style-name="P2"><text:span text:style-name="T8">                    </text:span><text:span text:style-name="T18">&lt;</text:span><text:span text:style-name="T20">Cell</text:span><text:span text:style-name="T13"> </text:span><text:span text:style-name="T4">key</text:span><text:span text:style-name="T13">=</text:span><text:span text:style-name="T11">{</text:span><text:span text:style-name="T14">`cell-deu-</text:span><text:span text:style-name="T11">${</text:span><text:span text:style-name="T4">i</text:span><text:span text:style-name="T11">}</text:span><text:span text:style-name="T14">`</text:span><text:span text:style-name="T11">}</text:span><text:span text:style-name="T13"> </text:span><text:span text:style-name="T4">fill</text:span><text:span text:style-name="T13">=</text:span><text:span text:style-name="T11">{</text:span><text:span text:style-name="T12">colores</text:span><text:span text:style-name="T13">[</text:span><text:span text:style-name="T4">i</text:span><text:span text:style-name="T13"> % </text:span><text:span text:style-name="T12">colores</text:span><text:span text:style-name="T13">.</text:span><text:span text:style-name="T4">length</text:span><text:span text:style-name="T13">]</text:span><text:span text:style-name="T11">}</text:span><text:span text:style-name="T13"> </text:span><text:span text:style-name="T18">/&gt;</text:span></text:p>
      <text:p text:style-name="P2"><text:span text:style-name="T8">                  </text:span><text:span text:style-name="T13">))</text:span><text:span text:style-name="T11">}</text:span></text:p>
      <text:p text:style-name="P2">                <text:span text:style-name="T18">&lt;/</text:span><text:span text:style-name="T20">Pie</text:span><text:span text:style-name="T18">&gt;</text:span></text:p>
      <text:p text:style-name="P2">                <text:span text:style-name="T18">&lt;</text:span><text:span text:style-name="T20">Tooltip</text:span><text:span text:style-name="T5"> </text:span><text:span text:style-name="T18">/&gt;</text:span></text:p>
      <text:p text:style-name="P2">              <text:span text:style-name="T18">&lt;/</text:span><text:span text:style-name="T20">PieChart</text:span><text:span text:style-name="T18">&gt;</text:span></text:p>
      <text:p text:style-name="P2">            <text:span text:style-name="T18">&lt;/</text:span><text:span text:style-name="T20">ResponsiveContainer</text:span><text:span text:style-name="T18">&gt;</text:span></text:p>
      <text:p text:style-name="P2">          <text:span text:style-name="T18">&lt;/</text:span><text:span text:style-name="T11">div</text:span><text:span text:style-name="T18">&gt;</text:span></text:p>
      <text:p text:style-name="P2">        <text:span text:style-name="T18">&lt;/</text:span><text:span text:style-name="T11">div</text:span><text:span text:style-name="T18">&gt;</text:span></text:p>
      <text:p text:style-name="P3"/>
      <text:p text:style-name="P2">        <text:span text:style-name="T18">&lt;</text:span><text:span text:style-name="T11">div</text:span><text:span text:style-name="T5"> </text:span><text:span text:style-name="T4">className</text:span><text:span text:style-name="T13">=</text:span><text:span text:style-name="T14">"rg-card rg-card--bars"</text:span><text:span text:style-name="T18">&gt;</text:span></text:p>
      <text:p text:style-name="P2">          <text:span text:style-name="T18">&lt;</text:span><text:span text:style-name="T11">h3</text:span><text:span text:style-name="T5"> </text:span><text:span text:style-name="T4">className</text:span><text:span text:style-name="T13">=</text:span><text:span text:style-name="T14">"rg-card-title"</text:span><text:span text:style-name="T18">&gt;</text:span><text:span text:style-name="T5">Deudas por mes</text:span><text:span text:style-name="T18">&lt;/</text:span><text:span text:style-name="T11">h3</text:span><text:span text:style-name="T18">&gt;</text:span></text:p>
      <text:p text:style-name="P2">          <text:span text:style-name="T18">&lt;</text:span><text:span text:style-name="T11">div</text:span><text:span text:style-name="T5"> </text:span><text:span text:style-name="T4">className</text:span><text:span text:style-name="T13">=</text:span><text:span text:style-name="T14">"rg-chart rg-chart--bars"</text:span><text:span text:style-name="T18">&gt;</text:span></text:p>
      <text:p text:style-name="P2">            <text:span text:style-name="T18">&lt;</text:span><text:span text:style-name="T20">ResponsiveContainer</text:span><text:span text:style-name="T5"> </text:span><text:span text:style-name="T4">width</text:span><text:span text:style-name="T13">=</text:span><text:span text:style-name="T14">"100%"</text:span><text:span text:style-name="T5"> </text:span><text:span text:style-name="T4">height</text:span><text:span text:style-name="T13">=</text:span><text:span text:style-name="T14">"100%"</text:span><text:span text:style-name="T18">&gt;</text:span></text:p>
      <text:p text:style-name="P2">              <text:span text:style-name="T18">&lt;</text:span><text:span text:style-name="T20">BarChart</text:span><text:span text:style-name="T5"> </text:span><text:span text:style-name="T4">data</text:span><text:span text:style-name="T13">=</text:span><text:span text:style-name="T11">{</text:span><text:span text:style-name="T4">datosDeudas</text:span><text:span text:style-name="T11">}</text:span><text:span text:style-name="T18">&gt;</text:span></text:p>
      <text:p text:style-name="P2">                <text:span text:style-name="T18">&lt;</text:span><text:span text:style-name="T20">CartesianGrid</text:span><text:span text:style-name="T5"> </text:span><text:span text:style-name="T4">strokeDasharray</text:span><text:span text:style-name="T13">=</text:span><text:span text:style-name="T14">"3 3"</text:span><text:span text:style-name="T5"> </text:span><text:span text:style-name="T18">/&gt;</text:span></text:p>
      <text:p text:style-name="P2">                <text:span text:style-name="T18">&lt;</text:span><text:span text:style-name="T20">XAxis</text:span></text:p>
      <text:p text:style-name="P2">                  <text:span text:style-name="T4">dataKey</text:span><text:span text:style-name="T13">=</text:span><text:span text:style-name="T14">"mes"</text:span></text:p>
      <text:p text:style-name="P2">                  <text:span text:style-name="T4">interval</text:span><text:span text:style-name="T13">=</text:span><text:span text:style-name="T11">{</text:span><text:span text:style-name="T16">0</text:span><text:span text:style-name="T11">}</text:span></text:p>
      <text:p text:style-name="P2"><text:soft-page-break/>                  <text:span text:style-name="T4">tick</text:span><text:span text:style-name="T13">=</text:span><text:span text:style-name="T11">{</text:span><text:span text:style-name="T13">{ </text:span><text:span text:style-name="T4">fontSize:</text:span><text:span text:style-name="T13"> </text:span><text:span text:style-name="T16">12</text:span><text:span text:style-name="T13"> }</text:span><text:span text:style-name="T11">}</text:span></text:p>
      <text:p text:style-name="P2">                  <text:span text:style-name="T4">angle</text:span><text:span text:style-name="T13">=</text:span><text:span text:style-name="T11">{</text:span><text:span text:style-name="T13">-</text:span><text:span text:style-name="T16">45</text:span><text:span text:style-name="T11">}</text:span></text:p>
      <text:p text:style-name="P2">                  <text:span text:style-name="T4">textAnchor</text:span><text:span text:style-name="T13">=</text:span><text:span text:style-name="T14">"end"</text:span></text:p>
      <text:p text:style-name="P2">                  <text:span text:style-name="T4">height</text:span><text:span text:style-name="T13">=</text:span><text:span text:style-name="T11">{</text:span><text:span text:style-name="T16">60</text:span><text:span text:style-name="T11">}</text:span></text:p>
      <text:p text:style-name="P2">                <text:span text:style-name="T18">/&gt;</text:span></text:p>
      <text:p text:style-name="P2">                <text:span text:style-name="T18">&lt;</text:span><text:span text:style-name="T20">YAxis</text:span><text:span text:style-name="T5"> </text:span><text:span text:style-name="T18">/&gt;</text:span></text:p>
      <text:p text:style-name="P2">                <text:span text:style-name="T18">&lt;</text:span><text:span text:style-name="T20">Tooltip</text:span><text:span text:style-name="T5"> </text:span><text:span text:style-name="T18">/&gt;</text:span></text:p>
      <text:p text:style-name="P2">                <text:span text:style-name="T18">&lt;</text:span><text:span text:style-name="T20">Legend</text:span><text:span text:style-name="T5"> </text:span><text:span text:style-name="T18">/&gt;</text:span></text:p>
      <text:p text:style-name="P2">                <text:span text:style-name="T18">&lt;</text:span><text:span text:style-name="T20">Bar</text:span><text:span text:style-name="T5"> </text:span><text:span text:style-name="T4">dataKey</text:span><text:span text:style-name="T13">=</text:span><text:span text:style-name="T14">"Pagadas"</text:span><text:span text:style-name="T5"> </text:span><text:span text:style-name="T4">fill</text:span><text:span text:style-name="T13">=</text:span><text:span text:style-name="T14">"#4caf50"</text:span><text:span text:style-name="T5"> </text:span><text:span text:style-name="T18">/&gt;</text:span></text:p>
      <text:p text:style-name="P2">                <text:span text:style-name="T18">&lt;</text:span><text:span text:style-name="T20">Bar</text:span><text:span text:style-name="T5"> </text:span><text:span text:style-name="T4">dataKey</text:span><text:span text:style-name="T13">=</text:span><text:span text:style-name="T14">"Pendientes"</text:span><text:span text:style-name="T5"> </text:span><text:span text:style-name="T4">fill</text:span><text:span text:style-name="T13">=</text:span><text:span text:style-name="T14">"#f44336"</text:span><text:span text:style-name="T5"> </text:span><text:span text:style-name="T18">/&gt;</text:span></text:p>
      <text:p text:style-name="P2">              <text:span text:style-name="T18">&lt;/</text:span><text:span text:style-name="T20">BarChart</text:span><text:span text:style-name="T18">&gt;</text:span></text:p>
      <text:p text:style-name="P2">            <text:span text:style-name="T18">&lt;/</text:span><text:span text:style-name="T20">ResponsiveContainer</text:span><text:span text:style-name="T18">&gt;</text:span></text:p>
      <text:p text:style-name="P2">          <text:span text:style-name="T18">&lt;/</text:span><text:span text:style-name="T11">div</text:span><text:span text:style-name="T18">&gt;</text:span></text:p>
      <text:p text:style-name="P2">        <text:span text:style-name="T18">&lt;/</text:span><text:span text:style-name="T11">div</text:span><text:span text:style-name="T18">&gt;</text:span></text:p>
      <text:p text:style-name="P2">      <text:span text:style-name="T18">&lt;/</text:span><text:span text:style-name="T11">section</text:span><text:span text:style-name="T18">&gt;</text:span></text:p>
      <text:p text:style-name="P2">    <text:span text:style-name="T18">&lt;/</text:span><text:span text:style-name="T11">div</text:span><text:span text:style-name="T18">&gt;</text:span></text:p>
      <text:p text:style-name="P2">  <text:span text:style-name="T5">);</text:span></text:p>
      <text:p text:style-name="P1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4T01:16:11.410409500</meta:creation-date>
    <dc:date>2025-08-24T01:16:18.815581300</dc:date>
    <meta:editing-duration>PT8S</meta:editing-duration>
    <meta:editing-cycles>1</meta:editing-cycles>
    <meta:generator>LibreOffice/25.2.5.2$Windows_X86_64 LibreOffice_project/03d19516eb2e1dd5d4ccd751a0d6f35f35e08022</meta:generator>
    <meta:document-statistic meta:table-count="0" meta:image-count="0" meta:object-count="0" meta:page-count="4" meta:paragraph-count="150" meta:word-count="466" meta:character-count="5440" meta:non-whitespace-character-count="3811"/>
  </office:meta>
</office:document-meta>
</file>